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90000002A6101A61216A500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Times New Roman" fo:font-size="12pt" fo:font-weight="bold" officeooo:rsid="0074a7e7" officeooo:paragraph-rsid="00752f12" style:font-size-asian="12pt" style:font-weight-asian="bold" style:font-size-complex="12pt" style:font-weight-complex="bold"/>
    </style:style>
    <style:style style:name="P18" style:family="paragraph" style:parent-style-name="Caption">
      <style:paragraph-properties fo:text-align="center" style:justify-single-word="false"/>
    </style:style>
    <style:style style:name="P19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9e92a6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98aeb3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9895e3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9b50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954f4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954f4f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752f12" officeooo:paragraph-rsid="009b50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752f12" officeooo:paragraph-rsid="009895e3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752f12" officeooo:paragraph-rsid="0098aeb3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a36cb3" officeooo:paragraph-rsid="00a36cb3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8d9b0a" style:font-name-asian="Times New Roman1" style:font-weight-asian="bold" style:font-size-complex="14pt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97249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132cm, 0.388cm, 0.161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8cm" draw:visible-area-height="5.01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9">Лабораторна робота №</text:span><text:span text:style-name="T10">9</text:span></text:p>
      <text:p text:style-name="P9"><text:span text:style-name="T9"><text:line-break/></text:span><text:span text:style-name="T1">з дисципліни «</text:span><text:span text:style-name="T2">Об'єктно-орієнтоване програмування</text:span><text:span text:style-name="T8">»</text:span></text:p>
      <text:p text:style-name="P8"/>
      <text:p text:style-name="P1"><text:span text:style-name="T3">на тему: </text:span><text:span text:style-name="T4">«Шаблони клас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7"><text:span text:style-name="T7">Тема. </text:span><text:span text:style-name="T4">Шаблони класів</text:span></text:p>
      <text:p text:style-name="P15"/>
      <text:p text:style-name="P16"><text:span text:style-name="T12">Завдання. </text:span><text:span text:style-name="T11">Написати програму на мові С++, яка містить шаблонну функцію, шаблонний клас з параметрами-типами та параметрами-константами. Передбачити спеціалізацію шаблону.</text:span></text:p>
      <text:p text:style-name="P20"/>
      <text:p text:style-name="P16"><text:span text:style-name="T12">Індивідуальні завдання. </text:span><text:span text:style-name="T11">Клас та функцію обрати за власними вподобаннями для довільної предметної області.</text:span></text:p>
      <text:p text:style-name="P20"/>
      <text:p text:style-name="P25">Текст програми.</text:p>
      <text:p text:style-name="P26">“<text:span text:style-name="T13">main.cpp</text:span>”</text:p>
      <text:p text:style-name="P22">#include "matrix.h"</text:p>
      <text:p text:style-name="P22">#include "print.h"</text:p>
      <text:p text:style-name="P22">#include &lt;iostream&gt;</text:p>
      <text:p text:style-name="P22"/>
      <text:p text:style-name="P22">int main() {</text:p>
      <text:p text:style-name="P22"><text:tab/>const size_t R = 4,C = 3;</text:p>
      <text:p text:style-name="P22"><text:tab/>Matrix&lt;int, R, C&gt; m;</text:p>
      <text:p text:style-name="P22"><text:tab/>for (size_t i = 0; i &lt; R; i++)</text:p>
      <text:p text:style-name="P22"><text:tab/><text:tab/>for (size_t j = 0; j &lt; C; j++)</text:p>
      <text:p text:style-name="P22"><text:tab/><text:tab/><text:tab/>m.at(i, j) = i * j;</text:p>
      <text:p text:style-name="P22"/>
      <text:p text:style-name="P22"><text:tab/>print(m);</text:p>
      <text:p text:style-name="P22"><text:tab/>print_matrix(m);</text:p>
      <text:p text:style-name="P22"><text:tab/>std::cout &lt;&lt; std::endl;</text:p>
      <text:p text:style-name="P22">}</text:p>
      <text:p text:style-name="P29"/>
      <text:p text:style-name="P26">“<text:span text:style-name="T13">matrix.h</text:span>”</text:p>
      <text:p text:style-name="P23">#ifndef __MATRIX_H__</text:p>
      <text:p text:style-name="P23">#define __MATRIX_H__</text:p>
      <text:p text:style-name="P23"/>
      <text:p text:style-name="P23">#include &lt;cstddef&gt;</text:p>
      <text:p text:style-name="P23"/>
      <text:p text:style-name="P23">template&lt;class T, size_t ROWS, size_t COLS&gt;</text:p>
      <text:p text:style-name="P23">class Matrix {</text:p>
      <text:p text:style-name="P23"><text:tab/>T __matrix[ROWS][COLS];</text:p>
      <text:p text:style-name="P23">public:</text:p>
      <text:p text:style-name="P23"><text:tab/>T get(size_t x, size_t y) const {return __matrix[x][y];}</text:p>
      <text:p text:style-name="P23"><text:tab/>T&amp; at(size_t x, size_t y) {return __matrix[x][y];}</text:p>
      <text:p text:style-name="P23">};</text:p>
      <text:p text:style-name="P23"/>
      <text:p text:style-name="P23"/>
      <text:p text:style-name="P24">/* SEPARETE FUNCTION BECAUSE PARTIAL TEMPLATE SPECIFICATION ISNT ALLOWED FOR FUNCTIONS */</text:p>
      <text:p text:style-name="P24">template&lt;class T, size_t ROWS, size_t COLS&gt;</text:p>
      <text:p text:style-name="P24">void print_matrix(const Matrix&lt;T, ROWS, COLS&gt;&amp; m) {</text:p>
      <text:p text:style-name="P24"><text:tab/>std::cout &lt;&lt; "[ ";</text:p>
      <text:p text:style-name="P24"><text:tab/>for (size_t i = 0; i &lt; ROWS - 1; i++) {</text:p>
      <text:p text:style-name="P24"><text:tab/><text:tab/>_print_row(m, i);</text:p>
      <text:p text:style-name="P24"><text:tab/><text:tab/>std::cout &lt;&lt; " ], ";</text:p>
      <text:p text:style-name="P24"><text:tab/>}</text:p>
      <text:p text:style-name="P24"><text:tab/>_print_row(m, ROWS — 1);</text:p>
      <text:p text:style-name="P24"><text:tab/>std::cout &lt;&lt; " ] ]";</text:p>
      <text:p text:style-name="P24">}</text:p>
      <text:p text:style-name="P24"/>
      <text:p text:style-name="P24">template&lt;class T, size_t ROWS, size_t COLS&gt;</text:p>
      <text:p text:style-name="P24">void _print_row(const Matrix&lt;T, ROWS, COLS&gt;&amp; m, size_t i) {</text:p>
      <text:p text:style-name="P24"><text:tab/>std::cout &lt;&lt; "[ ";</text:p>
      <text:p text:style-name="P24"><text:tab/>for (size_t j = 0; j &lt; COLS - 1; j++) {</text:p>
      <text:p text:style-name="P24"><text:tab/><text:tab/>print(m.get(i, j));</text:p>
      <text:p text:style-name="P24"><text:tab/><text:tab/>std::cout &lt;&lt; ", ";</text:p>
      <text:p text:style-name="P24"><text:tab/>}</text:p>
      <text:p text:style-name="P24"><text:tab/>print(m.get(i, COLS — 1));</text:p>
      <text:p text:style-name="P24">}</text:p>
      <text:p text:style-name="P23">#endif</text:p>
      <text:p text:style-name="P28"/>
      <text:p text:style-name="P26">“<text:span text:style-name="T13">print.h</text:span>”</text:p>
      <text:p text:style-name="P21">#ifndef __PRINT_H__</text:p>
      <text:p text:style-name="P21">#define __PRINT_H__</text:p>
      <text:p text:style-name="P21"/>
      <text:p text:style-name="P21">#include &lt;iostream&gt;</text:p>
      <text:p text:style-name="P21"/>
      <text:p text:style-name="P21">template&lt;class T&gt;</text:p>
      <text:p text:style-name="P21">void print(const T&amp; obj) {</text:p>
      <text:p text:style-name="P21"><text:tab/>std::cout &lt;&lt; "&lt;" &lt;&lt; typeid(obj).name() &lt;&lt; " instance at " &lt;&lt; std::hex &lt;&lt; &amp;obj &lt;&lt; "&gt;" &lt;&lt; std::endl;</text:p>
      <text:p text:style-name="P21">}</text:p>
      <text:p text:style-name="P21"/>
      <text:p text:style-name="P21">template&lt;&gt;</text:p>
      <text:p text:style-name="P21">void print&lt;int&gt;(const int&amp; obj) {</text:p>
      <text:p text:style-name="P21"><text:tab/>std::cout &lt;&lt; obj;</text:p>
      <text:p text:style-name="P21">}</text:p>
      <text:p text:style-name="P21">#endif</text:p>
      <text:p text:style-name="P27"/>
      <text:p text:style-name="P25">Приклад роботи програми.</text:p>
      <text:p text:style-name="P25"><draw:frame draw:style-name="fr1" draw:name="Frame1" text:anchor-type="as-char" svg:width="10.82cm" draw:z-index="1"><draw:text-box fo:min-height="1.111cm"><text:p text:style-name="P18"><draw:frame draw:style-name="fr2" draw:name="Image1" text:anchor-type="paragraph" svg:x="0cm" svg:y="0.346cm" svg:width="10.432cm" style:rel-width="100%" svg:height="0.817cm" style:rel-height="scale" draw:z-index="2"><draw:image xlink:href="Pictures/10000000000001990000002A6101A61216A500F8.png" xlink:type="simple" xlink:show="embed" xlink:actuate="onLoad" loext:mime-type="image/png"/></draw:frame>Рисунок 1</text:p></draw:text-box></draw:frame></text:p>
      <text:p text:style-name="P25"/>
      <text:p text:style-name="P25">Висновки.</text:p>
      <text:p text:style-name="P30">На мою думку шаблони — дуже важлива частина не тільки мови С++, а інших мов, у яких вони(або їх аналоги) доступні для використання. Завдяки ним можна дуже сильно скорочувати код програми, і це майже нічого не коштує(тому що компіляція варіанту шаблону виконується тільки коли він потрібен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2T15:25:19.007160835</dc:date>
    <meta:editing-duration>PT7H49M1S</meta:editing-duration>
    <meta:editing-cycles>131</meta:editing-cycles>
    <meta:generator>LibreOffice/6.4.7.2$Linux_X86_64 LibreOffice_project/40$Build-2</meta:generator>
    <meta:document-statistic meta:table-count="0" meta:image-count="1" meta:object-count="1" meta:page-count="4" meta:paragraph-count="83" meta:word-count="360" meta:character-count="2358" meta:non-whitespace-character-count="2038"/>
  </office:meta>
</office:document-meta>
</file>